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1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801cm" svg:y="1.423cm" presentation:class="title" presentation:user-transformed="true">
          <draw:text-box>
            <text:p text:style-name="P1">X86 Shell Code , “Secure” Self Modifying Code &amp; <text:s/>X Platform Programming </text:p>
          </draw:text-box>
        </draw:frame>
        <draw:frame presentation:style-name="pr2" draw:text-style-name="P1" draw:layer="layout" svg:width="25.199cm" svg:height="11.609cm" svg:x="1.5cm" svg:y="8.391cm" presentation:class="subtitle" presentation:user-transformed="true">
          <draw:text-box>
            <text:p text:style-name="P1">Praseed Pai K.T.</text:p>
            <text:p text:style-name="P1">Practice Manager – Mobile Development</text:p>
            <text:p text:style-name="P1">Cabot Solutions</text:p>
            <text:p text:style-name="P1"><text:a xlink:href="http://www.cabotsolutions.com/">http://www.cabotsolutions.com</text:a></text:p>
            <text:p text:style-name="P1"/>
            <text:p text:style-name="P1">Personal Blog @</text:p>
            <text:p text:style-name="P1"><text:a xlink:href="http://praseedp.blogspot.com/">http://praseedp.blogspot.com</text:a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elf Modifying Cod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he Executable image of the program modfies itself to customize or fine tune behavior</text:p>
              </text:list-item>
            </text:list>
            <text:list text:style-name="L2">
              <text:list-item>
                <text:p text:style-name="P3">The technique is widely used by Crackers , Viruses, Code Obfuscators and even debuggers</text:p>
              </text:list-item>
            </text:list>
            <text:list text:style-name="L2">
              <text:list-item>
                <text:p text:style-name="P3">The issue regarding the CPU cache needs to be taken care o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How do i write Self modifying code ? <text:s/></text:p>
          </draw:text-box>
        </draw:frame>
        <draw:frame presentation:style-name="pr5" draw:text-style-name="P3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style-name="P3">Write Your C Code </text:p>
              </text:list-item>
            </text:list>
            <text:list text:style-name="L2">
              <text:list-item>
                <text:p text:style-name="P3">Generate Object Code</text:p>
              </text:list-item>
            </text:list>
            <text:list text:style-name="L2">
              <text:list-item>
                <text:p text:style-name="P3">Disassemble and write the instructions to an array</text:p>
              </text:list-item>
            </text:list>
            <text:list text:style-name="L2">
              <text:list-item>
                <text:p text:style-name="P3">Make the page executable</text:p>
              </text:list-item>
            </text:list>
            <text:list text:style-name="L2">
              <text:list-item>
                <text:p text:style-name="P3">Flush CPU cache</text:p>
              </text:list-item>
            </text:list>
            <text:list text:style-name="L2">
              <text:list-item>
                <text:p text:style-name="P3">Invoke the function</text:p>
              </text:list-item>
            </text:list>
            <text:list text:style-name="L2">
              <text:list-item>
                <text:p text:style-name="P3">A Demo of the process using Visual C++ command line compil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How do i change data inside the instruction stream on the fly ?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We need to copy the data into instruction stream</text:p>
              </text:list-item>
            </text:list>
            <text:list text:style-name="L2">
              <text:list-item>
                <text:p text:style-name="P3">Set the executable bit for the page where instruction stream lies</text:p>
              </text:list-item>
            </text:list>
            <text:list text:style-name="L2">
              <text:list-item>
                <text:p text:style-name="P3">Jump to the code.</text:p>
              </text:list-item>
            </text:list>
            <text:list text:style-name="L2">
              <text:list-item>
                <text:p text:style-name="P3">A demo program using Visual C++ command line compi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 Four Function Calculator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he Calculator uses Recursive descent to parse <text:s/>arbitary mathematical expressions on the fly <text:s/>and generate code for x86 32 bit machine.</text:p>
              </text:list-item>
            </text:list>
            <text:list text:style-name="L2">
              <text:list-item>
                <text:p text:style-name="P3">This will give the flexibility of interpretation and performance of compil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irtual Machine Run time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JVM and Microsoft's CLR are the most widely used run times.</text:p>
              </text:list-item>
            </text:list>
            <text:list text:style-name="L2">
              <text:list-item>
                <text:p text:style-name="P3">MONO Project has got a Virtual machine</text:p>
              </text:list-item>
            </text:list>
            <text:list text:style-name="L2">
              <text:list-item>
                <text:p text:style-name="P3">A simple expression evaluator in C#/.NET <text:s/>(The code can be run on GNU Linux and MAC OS X using Mono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Why Should We write Self modifying Code 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Anti Tampering – usual “excuse” </text:p>
              </text:list-item>
            </text:list>
            <text:list text:style-name="L2">
              <text:list-item>
                <text:p text:style-name="P3">Patching Instruction stream for customization </text:p>
              </text:list-item>
            </text:list>
            <text:list text:style-name="L2">
              <text:list-item>
                <text:p text:style-name="P3">Mechanism vs Policy in Software systems</text:p>
              </text:list-item>
            </text:list>
            <text:list text:style-name="L2">
              <text:list-item>
                <text:p text:style-name="P3">A Unix approach and the Shell script</text:p>
              </text:list-item>
            </text:list>
            <text:list text:style-name="L2">
              <text:list-item>
                <text:p text:style-name="P3">Business Process Parameterization using DSL scripts. </text:p>
              </text:list-item>
            </text:list>
            <text:list text:style-name="L2">
              <text:list-item>
                <text:p text:style-name="P3">To avoid performance problem , code generation for the native process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SLANG4.net – A Open Source Compiler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 text:style-name="P3">Hosted @ <text:a xlink:href="http://slangfordotnet.codeplex.com/">http://slangfordotnet.codeplex.com</text:a> </text:p>
              </text:list-item>
            </text:list>
            <text:list text:style-name="L2">
              <text:list-item>
                <text:p text:style-name="P3">Generates .NET IL code ( has got a Tree walking interpreter as well -C#)</text:p>
              </text:list-item>
            </text:list>
            <text:list text:style-name="L2">
              <text:list-item>
                <text:p text:style-name="P3">Can be used as a base for writing your own DSL </text:p>
              </text:list-item>
            </text:list>
            <text:list text:style-name="L2">
              <text:list-item>
                <text:p text:style-name="P3">Has been used as a base for student projects </text:p>
              </text:list-item>
            </text:list>
            <text:list text:style-name="L2">
              <text:list-item>
                <text:p text:style-name="P3">JIT translator inside the .net VM generates x86 code with the added advantage of Security Sandbox</text:p>
              </text:list-item>
            </text:list>
            <text:list text:style-name="L2">
              <text:list-item>
                <text:p text:style-name="P3">A book “Art of Compiler Construction” avai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igration to Open System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Open systems are “secure” </text:p>
              </text:list-item>
            </text:list>
            <text:list text:style-name="L2">
              <text:list-item>
                <text:p text:style-name="P3">The great platform “Lockin”</text:p>
              </text:list-item>
            </text:list>
            <text:list text:style-name="L2">
              <text:list-item>
                <text:p text:style-name="P3">Writing (portable !) cross platform code</text:p>
              </text:list-item>
            </text:list>
            <text:list text:style-name="L2">
              <text:list-item>
                <text:p text:style-name="P3">Binary “Porting” using Wine </text:p>
              </text:list-item>
            </text:list>
            <text:list text:style-name="L2">
              <text:list-item>
                <text:p text:style-name="P3">Virtualization <text:s/>approach </text:p>
              </text:list-item>
            </text:list>
            <text:list text:style-name="L2">
              <text:list-item>
                <text:p text:style-name="P3">DOSBOX , Wine , Harbour and Mono <text:s/>- Dangerous for Proprietory system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DOSBOX – Run your Windows App anywhere</text:p>
          </draw:text-box>
        </draw:frame>
        <draw:frame presentation:style-name="pr5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 text:style-name="P3">Can run 16 bit legacy app under Win32/64 , GNU Linux and MAC OS X.</text:p>
              </text:list-item>
            </text:list>
            <text:list text:style-name="L2">
              <text:list-item>
                <text:p text:style-name="P3">Can host Legacy development tools like Turbo C++ , CA-Clipper Compiler ( 80% of business applications in the MSDOS world are written using Clipper or Foxpro ) and Foxpro.</text:p>
              </text:list-item>
            </text:list>
            <text:list text:style-name="L2">
              <text:list-item>
                <text:p text:style-name="P3">It is a good platform to rescue your “frozen” business apps which are running well.</text:p>
              </text:list-item>
            </text:list>
            <text:list text:style-name="L2">
              <text:list-item>
                <text:p text:style-name="P3">For Line of Business Applications , DOS was a good host!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Harbour Projec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Hosted @ <text:a xlink:href="http://harbour-project.org/">http://harbour-project.org</text:a></text:p>
              </text:list-item>
            </text:list>
            <text:list text:style-name="L2">
              <text:list-item>
                <text:p text:style-name="P3">A <text:s/>xBase compiler which can compile your Clipper/Foxpro source to Win32,GNU Linux and MAC OS X (64bit ) binaries </text:p>
              </text:list-item>
            </text:list>
            <text:list text:style-name="L2">
              <text:list-item>
                <text:p text:style-name="P3">Millions of Lines of Clipper code is still running all across india ( A great economic opportunity beckons )</text:p>
              </text:list-item>
            </text:list>
            <text:list text:style-name="L2">
              <text:list-item>
                <text:p text:style-name="P3">A Case study on how i rescued a project which was undertaken in 1994 to run on GNU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Wine and the WineLib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WINE – Wine Is Not an Emulator</text:p>
              </text:list-item>
            </text:list>
            <text:list text:style-name="L2">
              <text:list-item>
                <text:p text:style-name="P3">Can run Windows 32 bit executable under GNU Linux and MAC OS X</text:p>
              </text:list-item>
            </text:list>
            <text:list text:style-name="L2">
              <text:list-item>
                <text:p text:style-name="P3">Wine as a SDK for writing Linux Programs ! Aka “Windows Programming under Linux”</text:p>
              </text:list-item>
            </text:list>
            <text:list text:style-name="L2">
              <text:list-item>
                <text:p text:style-name="P3">A simple Clock Demo </text:p>
              </text:list-item>
            </text:list>
            <text:list text:style-name="L2">
              <text:list-item>
                <text:p text:style-name="P3">A case study where i ported 50,000+ systems in a weekend to run on GNU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no 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A Clean room .net implementation which runs on GNU Linux , MAC OS X and Windows</text:p>
              </text:list-item>
            </text:list>
            <text:list text:style-name="L2">
              <text:list-item>
                <text:p text:style-name="P3">Has kept up with the changes in Microsoft's .net implementation </text:p>
              </text:list-item>
            </text:list>
            <text:list text:style-name="L2">
              <text:list-item>
                <text:p text:style-name="P3">The concept of “Cross Platform C#” and Platform agnostic code in C#</text:p>
              </text:list-item>
            </text:list>
            <text:list text:style-name="L2">
              <text:list-item>
                <text:p text:style-name="P3">A case study where i could port a Finanical Accounting/Inventory package written in C# to run under Fedora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ank You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Q&amp;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10-08-04T07:21:00</dc:date>
    <meta:editing-cycles>12</meta:editing-cycles>
    <meta:editing-duration>PT2H37M13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